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ágrafodaLista" style:list-style-name="LFO1" style:family="paragraph"/>
    <style:style style:name="T3" style:parent-style-name="Tipodeletrapredefinidodoparágrafo" style:family="text">
      <style:text-properties fo:color="#000000" fo:font-size="13.5pt" style:font-size-asian="13.5pt" style:font-size-complex="13.5pt"/>
    </style:style>
    <style:style style:name="T4" style:parent-style-name="Tipodeletrapredefinidodoparágrafo" style:family="text">
      <style:text-properties fo:color="#000000" fo:font-size="13.5pt" style:font-size-asian="13.5pt" style:font-size-complex="13.5pt"/>
    </style:style>
    <style:style style:name="P5" style:parent-style-name="ParágrafodaLista" style:list-style-name="LFO1" style:family="paragraph"/>
    <style:style style:name="T6" style:parent-style-name="Tipodeletrapredefinidodoparágrafo" style:family="text">
      <style:text-properties fo:color="#000000" fo:font-size="13.5pt" style:font-size-asian="13.5pt" style:font-size-complex="13.5pt"/>
    </style:style>
    <style:style style:name="P7" style:parent-style-name="ParágrafodaLista" style:list-style-name="LFO1" style:family="paragraph"/>
    <style:style style:name="T8" style:parent-style-name="Tipodeletrapredefinidodoparágrafo" style:family="text">
      <style:text-properties fo:color="#000000" fo:font-size="13.5pt" style:font-size-asian="13.5pt" style:font-size-complex="13.5pt"/>
    </style:style>
    <style:style style:name="P9" style:parent-style-name="ParágrafodaLista" style:list-style-name="LFO2" style:family="paragraph"/>
    <style:style style:name="T10" style:parent-style-name="Tipodeletrapredefinidodoparágrafo" style:family="text">
      <style:text-properties fo:color="#000000" fo:font-size="13.5pt" style:font-size-asian="13.5pt" style:font-size-complex="13.5pt"/>
    </style:style>
    <style:style style:name="T11" style:parent-style-name="Tipodeletrapredefinidodoparágrafo" style:family="text">
      <style:text-properties fo:color="#000000" fo:font-size="13.5pt" style:font-size-asian="13.5pt" style:font-size-complex="13.5pt"/>
    </style:style>
    <style:style style:name="P12" style:parent-style-name="ParágrafodaLista" style:list-style-name="LFO2" style:family="paragraph"/>
    <style:style style:name="T13" style:parent-style-name="Tipodeletrapredefinidodoparágrafo" style:family="text">
      <style:text-properties fo:color="#000000" fo:font-size="13.5pt" style:font-size-asian="13.5pt" style:font-size-complex="13.5pt"/>
    </style:style>
    <style:style style:name="P14" style:parent-style-name="ParágrafodaLista" style:list-style-name="LFO2" style:family="paragraph"/>
    <style:style style:name="T15" style:parent-style-name="Tipodeletrapredefinidodoparágrafo" style:family="text">
      <style:text-properties fo:color="#000000" fo:font-size="13.5pt" style:font-size-asian="13.5pt" style:font-size-complex="13.5pt"/>
    </style:style>
    <style:style style:name="P16" style:parent-style-name="ParágrafodaLista" style:list-style-name="LFO2" style:family="paragraph"/>
    <style:style style:name="T17" style:parent-style-name="Tipodeletrapredefinidodoparágrafo" style:family="text">
      <style:text-properties fo:color="#000000" fo:font-size="13.5pt" style:font-size-asian="13.5pt" style:font-size-complex="13.5pt"/>
    </style:style>
    <style:style style:name="P18" style:parent-style-name="ParágrafodaLista" style:list-style-name="LFO2" style:family="paragraph"/>
    <style:style style:name="T19" style:parent-style-name="Tipodeletrapredefinidodoparágrafo" style:family="text">
      <style:text-properties fo:color="#000000" fo:font-size="13.5pt" style:font-size-asian="13.5pt" style:font-size-complex="13.5pt"/>
    </style:style>
    <style:style style:name="P20" style:parent-style-name="ParágrafodaLista" style:list-style-name="LFO2" style:family="paragraph"/>
    <style:style style:name="T21" style:parent-style-name="Tipodeletrapredefinidodoparágrafo" style:family="text">
      <style:text-properties fo:color="#000000" fo:font-size="13.5pt" style:font-size-asian="13.5pt" style:font-size-complex="13.5pt"/>
    </style:style>
    <style:style style:name="T22" style:parent-style-name="Tipodeletrapredefinidodoparágrafo" style:family="text">
      <style:text-properties fo:color="#000000" fo:font-size="13.5pt" style:font-size-asian="13.5pt" style:font-size-complex="13.5pt"/>
    </style:style>
    <style:style style:name="P23" style:parent-style-name="ParágrafodaLista" style:list-style-name="LFO2" style:family="paragraph"/>
    <style:style style:name="T24" style:parent-style-name="Tipodeletrapredefinidodoparágrafo" style:family="text">
      <style:text-properties fo:color="#000000" fo:font-size="13.5pt" style:font-size-asian="13.5pt" style:font-size-complex="13.5pt"/>
    </style:style>
    <style:style style:name="P25" style:parent-style-name="ParágrafodaLista" style:list-style-name="LFO2" style:family="paragraph"/>
    <style:style style:name="T26" style:parent-style-name="Tipodeletrapredefinidodoparágrafo" style:family="text">
      <style:text-properties fo:color="#000000" fo:font-size="13.5pt" style:font-size-asian="13.5pt" style:font-size-complex="13.5pt"/>
    </style:style>
    <style:style style:name="P27" style:parent-style-name="ParágrafodaLista" style:list-style-name="LFO3" style:family="paragraph"/>
    <style:style style:name="P28" style:parent-style-name="ParágrafodaLista" style:list-style-name="LFO3" style:family="paragraph"/>
    <style:style style:name="P29" style:parent-style-name="ParágrafodaLista" style:list-style-name="LFO3" style:family="paragraph"/>
    <style:style style:name="P30" style:parent-style-name="ParágrafodaLista" style:list-style-name="LFO4" style:family="paragraph"/>
    <style:style style:name="P31" style:parent-style-name="ParágrafodaLista" style:list-style-name="LFO4" style:family="paragraph"/>
    <style:style style:name="P32" style:parent-style-name="ParágrafodaLista" style:list-style-name="LFO4" style:family="paragraph"/>
    <style:style style:name="P33" style:parent-style-name="ParágrafodaLista" style:list-style-name="LFO4" style:family="paragraph"/>
    <style:style style:name="P34" style:parent-style-name="ParágrafodaLista" style:list-style-name="LFO4" style:family="paragraph"/>
    <style:style style:name="P35" style:parent-style-name="ParágrafodaLista" style:list-style-name="LFO4" style:family="paragraph"/>
    <style:style style:name="P36" style:parent-style-name="Normal" style:family="paragraph">
      <style:paragraph-properties>
        <style:tab-stops>
          <style:tab-stop style:type="left" style:position="5.2854in"/>
        </style:tab-stops>
      </style:paragraph-properties>
    </style:style>
    <style:style style:name="P37" style:parent-style-name="Normal" style:family="paragraph">
      <style:paragraph-properties>
        <style:tab-stops>
          <style:tab-stop style:type="left" style:position="5.2854in"/>
        </style:tab-stops>
      </style:paragraph-properties>
    </style:style>
    <style:style style:name="P38" style:parent-style-name="Normal" style:family="paragraph">
      <style:paragraph-properties>
        <style:tab-stops>
          <style:tab-stop style:type="left" style:position="5.2854in"/>
        </style:tab-stops>
      </style:paragraph-properties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 APP tem um conjunto de receitas.<text:s/></text:p>
      <text:p text:style-name="Normal">Cada Receita necessita de um conjunto de ingredientes e “um modo de preparação”;</text:p>
      <text:p text:style-name="Normal">Cada receita tem:</text:p>
      <text:p text:style-name="Normal"><text:s text:c="3"/>- Uma catalogação se é ou não regional;</text:p>
      <text:p text:style-name="Normal"><text:s text:c="3"/>- Informação nutritiva;</text:p>
      <text:p text:style-name="Normal"><text:s text:c="3"/>- Indicaçoes de saúde e<text:s/>bem-estar (exemplo: própria ou não para diabéticos, hipertensos);</text:p>
      <text:p text:style-name="Normal"><text:s text:c="3"/>- Tempo de execução;</text:p>
      <text:p text:style-name="Normal"><text:s text:c="3"/>- Créditos da receita;</text:p>
      <text:p text:style-name="Normal">A APP tem de ter em conta: a quantidade de resíduos que não se geraram,<text:s/></text:p>
      <text:p text:style-name="Normal">Alguma Pedagógia sobre boas práticas;</text:p>
      <text:p text:style-name="Normal"/>
      <text:p text:style-name="Normal">Requisitos:</text:p>
      <text:p text:style-name="Normal">- Adicionar a receita aos favoritos</text:p>
      <text:p text:style-name="Normal">- Adicionar a receita ao fazer mais tarde</text:p>
      <text:p text:style-name="Normal">- criar registo</text:p>
      <text:p text:style-name="Normal">- efetuar login e logout</text:p>
      <text:p text:style-name="Normal">- recuperar acesso</text:p>
      <text:p text:style-name="Normal">- validar email e telemovel</text:p>
      <text:p text:style-name="Normal">- gerar documentos,<text:s/></text:p>
      <text:p text:style-name="Normal">- mostrar em formatico grafico, a atividade do utilizar</text:p>
      <text:p text:style-name="Normal">- mostrar a quantos<text:s/>ingredientes que foram salvos</text:p>
      <text:p text:style-name="Normal">- gerar notificações</text:p>
      <text:p text:style-name="Normal">- caso o utilizar for vegetariona não mostra opção e carne (caso for vegano também)</text:p>
      <text:p text:style-name="Normal">- se o utilizador tiver diabete, não fornecer receitas doces, entre outras doenças</text:p>
      <text:p text:style-name="Normal">- caso estiver gravida...</text:p>
      <text:p text:style-name="Normal"/>
      <text:p text:style-name="Normal"/>
      <text:p text:style-name="Normal"/>
      <text:p text:style-name="Normal"/>
      <text:p text:style-name="Normal">Descrição:</text:p>
      <text:p text:style-name="Normal"/>
      <text:p text:style-name="Normal">A aplicação "FoodSaver é um aplicativo mobile de receitas que ajuda a combater o desperdício alimentar. Com um vasto conjunto de receitas disponíveis, o usuário pode escolher entre diversas opções de pratos, selecionando ingredientes e modos de preparação. Cada receita possui uma catalogação indicando se é regional ou não, informações nutricionais, indicações de saúde e bem-estar, tempo de execução e créditos da receita.</text:p>
      <text:p text:style-name="Normal"/>
      <text:p text:style-name="Normal">Além disso, o usuário pode adicionar as receitas aos favoritos ou criar uma lista<text:s/>de receitas para fazer mais tarde. Para utilizar essas funcionalidades, o usuário precisa criar um registo e efetuar login na aplicação, podendo recuperar o acesso caso esqueça a senha. É necessário também validar o e-mail e telefone para garantir a segurança da conta.</text:p>
      <text:p text:style-name="Normal"/>
      <text:p text:style-name="Normal">O aplicativo gera documentos para auxiliar o usuário, mostrando em formato gráfico a atividade do usuário, como a quantidade de receitas salvas e ingredientes utilizados. A aplicação também gera notificações para ajudar o usuário a lembrar de cozinhar as receitas adicionadas à lista "fazer mais tarde". Além disso, todos os dias de manhã, a aplicação envia uma notificação para incentivar os usuários a procurar uma receita e evitar o desperdício de alimentos.</text:p>
      <text:p text:style-name="Normal"/>
      <text:p text:style-name="Normal">A aplicação FoodSaver tem em conta<text:s/>a quantidade de resíduos que não se geraram, incentivando o usuário a aproveitar integralmente os alimentos, e também oferece pedagogia sobre boas práticas para evitar o desperdício. O aplicativo leva em consideração as necessidades alimentares dos usuários, oferecendo receitas adequadas para vegetarianos e veganos, além de adaptar as sugestões para pessoas com diabetes e outras restrições alimentares, como mulheres grávidas.</text:p>
      <text:p text:style-name="Normal"/>
      <text:p text:style-name="Normal"/>
      <text:p text:style-name="Normal"/>
      <text:p text:style-name="Normal">Slider 1: https://lottiefiles.com/35625-food-choose</text:p>
      <text:p text:style-name="Normal">Slider 2: https://lottiefiles.com/94031-loading-animation-for-food-app<text:s/></text:p>
      <text:p text:style-name="Normal">slider 3: https://lottiefiles.com/31454-food-prepared-food-app</text:p>
      <text:p text:style-name="Normal">Slider 4: https://lottiefiles.com/105322-eating</text:p>
      <text:p text:style-name="Normal"/>
      <text:p text:style-name="Normal"/>
      <text:p text:style-name="Normal">Website:<text:s/>https://redneymonteiro15.github.io/FoodSaver/</text:p>
      <text:p text:style-name="Normal"/>
      <text:p text:style-name="Normal"/>
      <text:p text:style-name="Normal"/>
      <text:p text:style-name="Normal"/>
      <text:p text:style-name="Normal">Versão antiga:</text:p>
      <text:p text:style-name="Normal">A aplicação "FoodSaver" é um aplicativo mobile de receitas que ajuda a combater o desperdício alimentar. Com um vasto conjunto de receitas disponíveis, o usuário pode escolher entre diversas<text:s/>opções de pratos, selecionando ingredientes e modos de preparação. Cada receita possui uma catalogação indicando se é regional, informações nutricionais, indicações de saúde e bem-estar, tempo de execução e créditos da receita.</text:p>
      <text:p text:style-name="Normal"/>
      <text:p text:style-name="Normal">Além disso, o usuário pode<text:s/>adicionar as receitas aos favoritos ou criar uma lista de receitas para fazer mais tarde. Para utilizar essas funcionalidades, o usuário precisa criar um registo e efetuar login na aplicação, podendo recuperar o acesso caso esqueça a senha. É necessário também validar o e-mail e telefone para garantir a segurança da conta.</text:p>
      <text:p text:style-name="Normal"/>
      <text:p text:style-name="Normal">O aplicativo gera documentos para auxiliar o usuário, mostrando em formato gráfico a atividade do usuário, como a quantidade de receitas salvas e ingredientes utilizados. A aplicação também gera notificações para ajudar o usuário a lembrar de cozinhar as receitas adicionadas à lista "fazer mais tarde". Além disso, todos os dias de manhã, a aplicação envia uma notificação para incentivar os usuários a procurar uma receita e evitar o desperdício de alimentos.</text:p>
      <text:p text:style-name="Normal"/>
      <text:p text:style-name="Normal">A aplicação FoodSaver tem em conta a quantidade de resíduos que não se geraram, incentivando o usuário a aproveitar integralmente os alimentos, e também oferece pedagogia sobre boas práticas para evitar o desperdício. O aplicativo leva<text:s/>em consideração as necessidades alimentares dos usuários, oferecendo receitas adequadas para vegetarianos e veganos, além de adaptar as sugestões para pessoas com diabetes e outras restrições alimentares, como mulheres grávidas.</text:p>
      <text:p text:style-name="Normal"/>
      <text:p text:style-name="Normal">Icones do navigation:</text:p>
      <text:list text:style-name="LFO1" text:continue-numbering="true">
        <text:list-item>
          <text:p text:style-name="P2"><text:span text:style-name="T3">&lt;Ma</text:span><text:span text:style-name="T4">terialIcons name="home-filled" size={24} color="black" /&gt;</text:span></text:p>
        </text:list-item>
        <text:list-item>
          <text:p text:style-name="P5"><text:span text:style-name="T6">&lt;MaterialCommunityIcons name="account" size={24} color="black" /&gt;</text:span></text:p>
        </text:list-item>
        <text:list-item>
          <text:p text:style-name="P7"><text:span text:style-name="T8">&lt;Fontisto name="history" size={24} color="black" /&gt;</text:span></text:p>
        </text:list-item>
      </text:list>
      <text:p text:style-name="Normal">Outros ícones:</text:p>
      <text:list text:style-name="LFO2" text:continue-numbering="true">
        <text:list-item>
          <text:p text:style-name="P9"><text:span text:style-name="T10">&lt;Entypo name="arrow-long-left" size={24}<text:s/></text:span><text:span text:style-name="T11">color="black" /&gt;</text:span></text:p>
        </text:list-item>
        <text:list-item>
          <text:p text:style-name="P12"><text:span text:style-name="T13">&lt;Entypo name="arrow-long-right" size={24} color="black" /&gt;</text:span></text:p>
        </text:list-item>
        <text:list-item>
          <text:p text:style-name="P14"><text:span text:style-name="T15">&lt;FontAwesome name="search" size={24} color="black" /&gt;,</text:span></text:p>
        </text:list-item>
        <text:list-item>
          <text:p text:style-name="P16"><text:span text:style-name="T17">&lt;Entypo name="location-pin" size={24} color="black" /&gt;</text:span></text:p>
        </text:list-item>
        <text:list-item>
          <text:p text:style-name="P18"><text:span text:style-name="T19">&lt;MaterialIcons name="access-time" size={24} color="black" /&gt;</text:span></text:p>
        </text:list-item>
        <text:list-item>
          <text:p text:style-name="P20"><text:span text:style-name="T21">&lt;AntDesig</text:span><text:span text:style-name="T22">n name="check" size={24} color="black" /&gt;</text:span></text:p>
        </text:list-item>
        <text:list-item>
          <text:p text:style-name="P23"><text:span text:style-name="T24">&lt;FontAwesome name="close" size={24} color="black" /&gt;</text:span></text:p>
        </text:list-item>
        <text:list-item>
          <text:p text:style-name="P25"><text:span text:style-name="T26">&lt;MaterialIcons name="date-range" size={24} color="black" /&gt;</text:span></text:p>
        </text:list-item>
      </text:list>
      <text:p text:style-name="Normal"/>
      <text:p text:style-name="Normal">Cores:</text:p>
      <text:list text:style-name="LFO3" text:continue-numbering="true">
        <text:list-item>
          <text:p text:style-name="P27">#03D069<text:s/>(cor principal)</text:p>
        </text:list-item>
        <text:list-item>
          <text:p text:style-name="P28">#F1F5F4 (cor fundo dos cards)</text:p>
        </text:list-item>
        <text:list-item>
          <text:p text:style-name="P29">#A0A0A0 (cor letra)</text:p>
        </text:list-item>
      </text:list>
      <text:p text:style-name="Normal"/>
      <text:p text:style-name="Normal">Bibliotecas do react native:</text:p>
      <text:list text:style-name="LFO4" text:continue-numbering="true">
        <text:list-item>
          <text:p text:style-name="P30">react-native-app-intro-slider, para configurar o slider no inicio da app</text:p>
        </text:list-item>
        <text:list-item>
          <text:p text:style-name="P31">expo-print, para gerar pdf</text:p>
        </text:list-item>
        <text:list-item>
          <text:p text:style-name="P32">react-native-async-storage,<text:s/></text:p>
        </text:list-item>
        <text:list-item>
          <text:p text:style-name="P33">lottie-react-native</text:p>
        </text:list-item>
        <text:list-item>
          <text:p text:style-name="P34">react-native-sqlite-storage, para aceder a base de dados SQLite</text:p>
        </text:list-item>
        <text:list-item>
          <text:p text:style-name="P35">falta: notificação, async storoge, gráficos, …</text:p>
        </text:list-item>
      </text:list>
      <text:p text:style-name="Normal"/>
      <text:p text:style-name="Normal"/>
      <text:p text:style-name="Normal"/>
      <text:p text:style-name="Normal"/>
      <text:p text:style-name="Normal">Instalação:</text:p>
      <text:p text:style-name="Normal"><draw:frame draw:style-name="a0" draw:name="Imagem 1" text:anchor-type="as-char" svg:x="0in" svg:y="0in" svg:width="3.62531in" svg:height="0.3417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P36"><text:tab/><draw:frame draw:style-name="a1" draw:name="Imagem 1" text:anchor-type="as-char" svg:x="0in" svg:y="0in" svg:width="2.72524in" svg:height="0.37503in" style:rel-width="scale" style:rel-height="scale"><draw:image xlink:href="media/image2.png" xlink:type="simple" xlink:show="embed" xlink:actuate="onLoad"/><svg:title/><svg:desc/></draw:frame></text:p>
      <text:p text:style-name="P37"/>
      <text:p text:style-name="P38"><draw:frame draw:style-name="a2" draw:name="Imagem 1" text:anchor-type="as-char" svg:x="0in" svg:y="0in" svg:width="5.31713in" svg:height="0.30836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edney Monteiro</meta:initial-creator>
    <dc:creator>Redney Monteiro</dc:creator>
    <meta:creation-date>2023-04-04T08:21:00Z</meta:creation-date>
    <dc:date>2023-04-08T00:11:00Z</dc:date>
    <meta:template xlink:href="Normal" xlink:type="simple"/>
    <meta:editing-cycles>6</meta:editing-cycles>
    <meta:editing-duration>PT165840S</meta:editing-duration>
    <meta:document-statistic meta:page-count="1" meta:paragraph-count="11" meta:word-count="904" meta:character-count="5775" meta:row-count="40" meta:non-whitespace-character-count="4882"/>
  </office:meta>
</office:document-meta>
</file>